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r. Joan Pons Florit</text:p>
      <text:p text:style-name="Standard">Hisenda</text:p>
      <text:p text:style-name="Standard">07702 Maó</text:p>
      <text:p text:style-name="Standard"/>
      <text:p text:style-name="Standard">Us deman que us presenteu en aquestes oficines, el proper 17 de desembre,</text:p>
      <text:p text:style-name="Standard">entre les 10:00 a 13.30 del matí, a fi de poder firmar la documentació necesaria per tramitar el</text:p>
      <text:p text:style-name="Standard">model 061 per l’empresa.</text:p>
      <text:p text:style-name="Standard"/>
      <text:p text:style-name="Standard">signatura; tràmit imprescindible per completar la documentació</text:p>
      <text:p text:style-name="Standard">necessària per el model 061.</text:p>
      <text:p text:style-name="Standard"/>
      <text:p text:style-name="Standard"/>
      <text:p text:style-name="Standard">Maria Garcias Fon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9:57.501435124</meta:creation-date>
    <dc:date>2024-11-15T12:10:34.740374409</dc:date>
    <meta:editing-duration>PT38S</meta:editing-duration>
    <meta:editing-cycles>1</meta:editing-cycles>
    <meta:document-statistic meta:table-count="0" meta:image-count="0" meta:object-count="0" meta:page-count="1" meta:paragraph-count="9" meta:word-count="57" meta:character-count="337" meta:non-whitespace-character-count="289"/>
    <meta:generator>LibreOffice/24.2.6.2$Linux_X86_64 LibreOffice_project/420$Build-2</meta:generator>
  </office:meta>
</office:document-meta>
</file>